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def" officeooo:paragraph-rsid="001e8def"/>
    </style:style>
    <style:style style:name="P2" style:family="paragraph" style:parent-style-name="Standard" style:list-style-name="L1">
      <style:text-properties officeooo:rsid="001e8def" officeooo:paragraph-rsid="001e8def"/>
    </style:style>
    <style:style style:name="P3" style:family="paragraph" style:parent-style-name="Standard" style:list-style-name="L2">
      <style:text-properties officeooo:rsid="001e8def" officeooo:paragraph-rsid="001e8def"/>
    </style:style>
    <style:style style:name="P4" style:family="paragraph" style:parent-style-name="Standard">
      <style:text-properties officeooo:rsid="001eb2d4" officeooo:paragraph-rsid="001eb2d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Calling Thermal Desktop From Python Script </text:p>
      <text:p text:style-name="P1">By:Dean Keithly</text:p>
      <text:p text:style-name="P1"/>
      <text:list xml:id="list6963318808737346447" text:style-name="L1">
        <text:list-item>
          <text:p text:style-name="P2">install Python 2.7 from <text:a xlink:type="simple" xlink:href="https://www.python.org/downloads/windows/" text:style-name="Internet_20_link" text:visited-style-name="Visited_20_Internet_20_Link">https://www.python.org/downloads/windows/</text:a></text:p>
          <text:list>
            <text:list-item>
              <text:p text:style-name="P2">Select the x86-64 msi installer and run it</text:p>
            </text:list-item>
          </text:list>
        </text:list-item>
        <text:list-item>
          <text:p text:style-name="P2">Add a bunch of paths to path</text:p>
          <text:list>
            <text:list-item>
              <text:p text:style-name="P2"><text:a xlink:type="simple" xlink:href="../../../../C:/Python27" text:style-name="Internet_20_link" text:visited-style-name="Visited_20_Internet_20_Link">C:\Python27</text:a></text:p>
            </text:list-item>
            <text:list-item>
              <text:p text:style-name="P2">C:\Python27\Scripts</text:p>
            </text:list-item>
          </text:list>
        </text:list-item>
        <text:list-item>
          <text:p text:style-name="P2">Install pip: This will basically help you install all the stuff without much legwork</text:p>
          <text:list>
            <text:list-item>
              <text:p text:style-name="P2">Go to <text:a xlink:type="simple" xlink:href="https://github.com/BurntSushi/nfldb/wiki/Python-&amp;-pip-Windows-installation" text:style-name="Internet_20_link" text:visited-style-name="Visited_20_Internet_20_Link">https://github.com/BurntSushi/nfldb/wiki/Python-&amp;-pip-Windows-installation</text:a> and find the link to download get-pip.py</text:p>
            </text:list-item>
            <text:list-item>
              <text:p text:style-name="P2">Open a command prompt cmd.exe</text:p>
            </text:list-item>
            <text:list-item>
              <text:p text:style-name="P2">Cd to the folder get-pip.py is located in</text:p>
            </text:list-item>
            <text:list-item>
              <text:p text:style-name="P2">Type python get-pip.py</text:p>
            </text:list-item>
          </text:list>
        </text:list-item>
        <text:list-item>
          <text:p text:style-name="P2">Install pythonnet (I am installing 2.3.0)</text:p>
          <text:list>
            <text:list-item>
              <text:p text:style-name="P2"><text:a xlink:type="simple" xlink:href="https://pypi.org/project/pythonnet/" text:style-name="Internet_20_link" text:visited-style-name="Visited_20_Internet_20_Link">https://pypi.org/project/pythonnet/</text:a></text:p>
            </text:list-item>
            <text:list-item>
              <text:p text:style-name="P2">From the command prompt type pip install pythonnet</text:p>
            </text:list-item>
          </text:list>
        </text:list-item>
        <text:list-item>
          <text:p text:style-name="P2">Install ipython</text:p>
          <text:list>
            <text:list-item>
              <text:p text:style-name="P2">From the command line type pip install ipython</text:p>
            </text:list-item>
          </text:list>
        </text:list-item>
        <text:list-item>
          <text:p text:style-name="P2">Adding TdApiV1 to Your Python Path</text:p>
          <text:list>
            <text:list-item>
              <text:p text:style-name="P2">Find where your TdApiV1.dll (Or the current thermal desktop equivalent) is located. Mine was located in C:\Windows\Microsoft.NET\assembly\GAC_64\TdApiV1\v4.0_1.0.64.0__7132edd86f548fdf but it was possible that it is located in the GAC_MSIL folder (same level as the GAC_64). Note that the GAC_64 folder should contain a folder labeled TdApiV1 and TdApiV1.dll will be in a subfolder of this</text:p>
            </text:list-item>
            <text:list-item>
              <text:p text:style-name="P2">Open your environment variables (in windows 10 type “edit the system environment variables” into the Cortana search bar)</text:p>
            </text:list-item>
            <text:list-item>
              <text:p text:style-name="P2">In the “system properties” windows under the “Advanced” tab clock “Environment Variables”</text:p>
            </text:list-item>
            <text:list-item>
              <text:p text:style-name="P2">In the “User variables for XxusernameXX” create a new variable with variable name “PYTHONPATH”. Input the folder filepath to TdApiV1.dll to the value field and hit ok</text:p>
            </text:list-item>
            <text:list-item>
              <text:p text:style-name="P2">Edit “PYTHONPATH” and add the directory of your python installation. Min is “<text:a xlink:type="simple" xlink:href="../../../../C:/Python27" text:style-name="Internet_20_link" text:visited-style-name="Visited_20_Internet_20_Link">C:\Python27</text:a>”</text:p>
            </text:list-item>
          </text:list>
        </text:list-item>
      </text:list>
      <text:p text:style-name="P1"/>
      <text:p text:style-name="P1">Verify Things Work</text:p>
      <text:list xml:id="list203052069730185232" text:style-name="L2">
        <text:list-item>
          <text:p text:style-name="P3">Open a new command prompt</text:p>
        </text:list-item>
        <text:list-item>
          <text:p text:style-name="P3">Type ipython</text:p>
        </text:list-item>
        <text:list-item>
          <text:p text:style-name="P3">Type import sys</text:p>
        </text:list-item>
        <text:list-item>
          <text:p text:style-name="P3">Type sys.path</text:p>
          <text:list>
            <text:list-item>
              <text:p text:style-name="P3">verify that the filepaths you just added to PYTHONPATH are in that list of filepaths. If not, Go and fix it</text:p>
            </text:list-item>
          </text:list>
        </text:list-item>
        <text:list-item>
          <text:p text:style-name="P3">Type import clr</text:p>
          <text:list>
            <text:list-item>
              <text:p text:style-name="P3">if this failes, go and redo your pythonnet installation</text:p>
            </text:list-item>
          </text:list>
        </text:list-item>
        <text:list-item>
          <text:p text:style-name="P3">Type import System</text:p>
          <text:list>
            <text:list-item>
              <text:p text:style-name="P3">if this fails, there is some issue with the current version of pythonnet you are using and I can’t help you</text:p>
            </text:list-item>
          </text:list>
        </text:list-item>
        <text:list-item>
          <text:p text:style-name="P3">Type TAV = clr.AddReference(“TdApiV1”)</text:p>
          <text:list>
            <text:list-item>
              <text:p text:style-name="P3">BOOM! Congratulations you have created TAV, a TdApiV1 object</text:p>
            </text:list-item>
          </text:list>
        </text:list-item>
      </text:list>
      <text:p text:style-name="P1"><text:soft-page-break/></text:p>
      <text:p text:style-name="P1">Running Thermal desktp with pyton</text:p>
      <text:p text:style-name="P1">when running a new case pyhon will open a template .dwg file</text:p>
      <text:p text:style-name="P1">this .dwg file will containg the default Thermal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t Garrett Conversation</text:p>
      <text:p text:style-name="P4">Matt isn’t sure if they sell to just one person or a whole department. It is best to phone or email condy beer at Cullimore and Ring.</text:p>
      <text:p text:style-name="P4"/>
      <text:p text:style-name="P4">A user should be able to programattically do everything through the API</text:p>
      <text:p text:style-name="P4">Matt prioritizes what he adds in each version</text:p>
      <text:p text:style-name="P4">He wants to make sure he’s not raking programs people wrote in the past</text:p>
      <text:p text:style-name="P4">V1 interface will never change</text:p>
      <text:p text:style-name="P4">When the interface is updated, he will add to it and increment the version number.</text:p>
      <text:p text:style-name="P4"/>
      <text:p text:style-name="P4"/>
      <text:p text:style-name="P4">To run TdAPIV1</text:p>
      <text:p text:style-name="P4">can compile code within TdApiDemos folder</text:p>
      <text:p text:style-name="P4">or run TdApiV1demos.exe in the binary folder</text:p>
      <text:p text:style-name="P4"/>
      <text:p text:style-name="P4">Td.connectConfig to change the defaulkt connect</text:p>
      <text:p text:style-name="P4">DwgPathname will connect to Td app that is open if it is available or open the specific dwg file</text:p>
      <text:p text:style-name="P4"/>
      <text:p text:style-name="P4">Start Directory will tell you where things are running</text:p>
      <text:p text:style-name="P4">Type – attach to running instante of start new thermal desktop (defaults to new TD)</text:p>
      <text:p text:style-name="P4"/>
      <text:p text:style-name="P4">then you run connect</text:p>
      <text:p text:style-name="P4"/>
      <text:p text:style-name="P4"/>
      <text:p text:style-name="P4"/>
      <text:p text:style-name="P4">model is contained in a stronglyabandoned text based mode, and have pytho modify the thermal desktop modeling</text:p>
      <text:p text:style-name="P4">See TranslatorDialog.cs – translates fro some simple script specifying ndoes and conductions into TD objects.</text:p>
      <text:p text:style-name="P4"><text:soft-page-break/></text:p>
      <text:p text:style-name="P4">Td.Quit closes autocad</text:p>
      <text:p text:style-name="P4"/>
      <text:p text:style-name="P4">Td.capture screenshot</text:p>
      <text:p text:style-name="P4">TdApiV1.Units.workingUnits</text:p>
      <text:p text:style-name="P4"/>
      <text:p text:style-name="P4">How to work with symbols in the API</text:p>
      <text:p text:style-name="P4">Find max temperature</text:p>
      <text:p text:style-name="P4">he manually ran a test case</text:p>
      <text:p text:style-name="P4">Td.GetCaseSets() grabs all cases from the current open drawing…</text:p>
      <text:p text:style-name="P4">Td.RunCaseSets() name of the case set Note that cases might not have unique names</text:p>
      <text:p text:style-name="P4"/>
      <text:p text:style-name="P4">DataSet.GetDataReader(from get save pathname)</text:p>
      <text:p text:style-name="P4"/>
      <text:p text:style-name="P4">using caseset manager you can specify the output types like .out and .sav</text:p>
      <text:p text:style-name="P4"/>
      <text:p text:style-name="P4">Use DataSet.GetDataReader(PathFileToSav) Ouputs IdataReader Object we will call this data Data.GetTimes() will return times</text:p>
      <text:p text:style-name="P4"/>
      <text:p text:style-name="P4">For all nodes, output nodeTemps = data.GetData(node,”T”)</text:p>
      <text:p text:style-name="P4"/>
      <text:p text:style-name="P4">DataSet is a namespace in the API</text:p>
      <text:p text:style-name="P4"/>
      <text:p text:style-name="P4"/>
      <text:p text:style-name="P4">Recommends using the TD api and python to plot stuff very pretty.</text:p>
      <text:p text:style-name="P4">*There is no way to plot contour plot within the api yet. Will not be available in V2 either.</text:p>
      <text:p text:style-name="P4"/>
      <text:p text:style-name="P4">Can take image bitmap and use that to create thermal model based off the image.</text:p>
      <text:p text:style-name="P4"/>
      <text:p text:style-name="P4">It is much faster to read the .sav file using the PAI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2:14:03.475105446</meta:creation-date>
    <dc:date>2018-07-29T22:37:07.926170564</dc:date>
    <meta:editing-duration>PT13S</meta:editing-duration>
    <meta:editing-cycles>1</meta:editing-cycles>
    <meta:document-statistic meta:table-count="0" meta:image-count="0" meta:object-count="0" meta:page-count="3" meta:paragraph-count="72" meta:word-count="700" meta:character-count="4276" meta:non-whitespace-character-count="3676"/>
    <meta:generator>LibreOffice/5.1.6.2$Linux_X86_64 LibreOffice_project/10m0$Build-2</meta:generator>
  </office:meta>
</office:document-meta>
</file>